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officeooo:paragraph-rsid="001dba87" style:font-size-asian="12pt" style:font-size-complex="12pt"/>
    </style:style>
    <style:style style:name="P2" style:family="paragraph" style:parent-style-name="Standard">
      <style:text-properties fo:font-size="12pt" officeooo:rsid="001dba87" officeooo:paragraph-rsid="001dba87" style:font-size-asian="12pt" style:font-size-complex="12pt"/>
    </style:style>
    <style:style style:name="P3" style:family="paragraph" style:parent-style-name="Standard">
      <style:text-properties fo:font-size="12pt" officeooo:rsid="001dba87" officeooo:paragraph-rsid="001f32d7" style:font-size-asian="12pt" style:font-size-complex="12pt"/>
    </style:style>
    <style:style style:name="P4" style:family="paragraph" style:parent-style-name="Standard">
      <style:text-properties fo:font-size="12pt" officeooo:rsid="001dba87" officeooo:paragraph-rsid="002063c0" style:font-size-asian="12pt" style:font-size-complex="12pt"/>
    </style:style>
    <style:style style:name="P5" style:family="paragraph" style:parent-style-name="Standard">
      <style:text-properties fo:font-size="12pt" officeooo:rsid="001dba87" officeooo:paragraph-rsid="0021b246" style:font-size-asian="12pt" style:font-size-complex="12pt"/>
    </style:style>
    <style:style style:name="P6" style:family="paragraph" style:parent-style-name="Standard">
      <style:text-properties fo:font-size="12pt" officeooo:rsid="001dba87" officeooo:paragraph-rsid="0022f3ee" style:font-size-asian="12pt" style:font-size-complex="12pt"/>
    </style:style>
    <style:style style:name="T1" style:family="text">
      <style:text-properties officeooo:rsid="001f32d7"/>
    </style:style>
    <style:style style:name="T2" style:family="text">
      <style:text-properties officeooo:rsid="002063c0"/>
    </style:style>
    <style:style style:name="T3" style:family="text">
      <style:text-properties officeooo:rsid="0021b246"/>
    </style:style>
    <style:style style:name="T4" style:family="text">
      <style:text-properties officeooo:rsid="00229563"/>
    </style:style>
    <style:style style:name="T5" style:family="text">
      <style:text-properties officeooo:rsid="0022f3ee"/>
    </style:style>
    <style:style style:name="T6" style:family="text">
      <style:text-properties officeooo:rsid="002355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nka sermaye para ve kredi üzerinde her türlü işlemler yapan <text:s/>özel ve tüzel kişilerin, devletin ve işletmelerin bu alanda her türlü ihtiyaçlarını karşılamak için oluşturulmuş kuruluştur.</text:p>
      <text:p text:style-name="P1"/>
      <text:p text:style-name="P1">Banka hesap sistemi, müşterilerin <text:s/>memnuniyetini her zaman beklentinin üzerinde sağlamayı <text:s/>hedefleyerek güvenli bir şekilde işlem yapabilmelerini sağlamak için oluşturulmuştur. </text:p>
      <text:p text:style-name="P1"/>
      <text:p text:style-name="P6">Bir müşterinin bankamızda işlem yapabilmesi için en az bir tane vadesi hesabı<text:span text:style-name="T5">z</text:span> olmalıdır. Banka sistemimizde her müşteri para yatırma, para çekme, havale, faize para koyma, kredi alma, işlemleri yapabilir. <text:span text:style-name="T4">Aynı zamanda b</text:span>u işlemleri bankmatikten de yapabilmesi için bankamatik kartı verilir.<text:span text:style-name="T1"> </text:span>Sistemimizin müşterilere sunduğu 2 farklı hesap türü vardır. Bunlar kurumsal şirketler için açılan hesap bir de müşterilerin kendilerine özel açtıkları bireysel hesaptır. </text:p>
      <text:p text:style-name="P2"><text:span text:style-name="T5"/></text:p>
      <text:p text:style-name="P6"><text:span text:style-name="T5">Bankamızda f</text:span><text:span text:style-name="T1">aiz işlemleri 3 aylık, 6 aylık ya da 1 yıla kadar vadelerle verilir. 1 yıldan fazla olan vadeler için de 1 yıllık vade tarifesi uygulanır. Kredi alabilmek için </text:span><text:span text:style-name="T5">müşteri</text:span><text:span text:style-name="T1"> bankamıza yıllık gelir ve gider bilgilerini sunmalıdır. </text:span><text:span text:style-name="T5">Bu işlemleri bireysel ve kurumsal hesapların nasıl yapılacağı hakkında daha ayrıntılı bilgi aşağıda verilmiştir.</text:span></text:p>
      <text:p text:style-name="P2"/>
      <text:p text:style-name="P2">Kurumsal şirketlere tanınan kredi ve faiz <text:span text:style-name="T1">imkanları</text:span>:</text:p>
      <text:p text:style-name="P2">Kurumsal şirketlerin faize para koyabilmeleri için şirketin hesabında en az 50 milyar olmalıdır. <text:span text:style-name="T1">3 aylık tarife için yatırılan paranın %3 'ü, 6 aylık tarife için %10, 1 yıl ve daha fazlası için %15 'e varan oranlarda faiz uygulanır. </text:span></text:p>
      <text:p text:style-name="P2"><text:span text:style-name="T1"/></text:p>
      <text:p text:style-name="P3"><text:span text:style-name="T1">Bir şirketin bankamızdan kredi alabilmesi için 60 milyar yıllık geliri olmalıdır. Ödeme koşulları ise 12, 24 ya da 36 aylık taksitler şeklinde olabilir. </text:span><text:span text:style-name="T2">Aynı zamanda kurumun kredi alabilmesi için aldığı krediden daha fazla bedeli olacak kadar malını ipotek ettirmesi gerekir.</text:span><text:span text:style-name="T1"> Kurum bu ödeme koşullarından herhangi birinde 3 ay üst üste ödemede bulunmazsa ipotek ettirdiği mal varlığı</text:span><text:span text:style-name="T2"> için gerekli icra işlemleri başlatılır. 60 milyarlık geliri olan bir şirket için 100 milyar kredi, 180 milyar geliri olan bir şirket için 300 milyar kredi, 300 milyar ve üstü için 800 milyar kredi verilmektedir.</text:span></text:p>
      <text:p text:style-name="P3"><text:span text:style-name="T2"/></text:p>
      <text:p text:style-name="P4"><text:span text:style-name="T2">Bireysel hesaplar için tanımlanan kredi ve faiz imkanları:</text:span></text:p>
      <text:p text:style-name="P4"><text:span text:style-name="T2">Bireysel olarak bir kişinin faize para koyabilmesi için kişinin hesabında en az 10 milyar olmalıdır. </text:span><text:span text:style-name="T1">Faiz işlemleri 3 aylık, 6 aylık ya da 1 yıla kadar vadelerle verilir. 1 yıldan fazla olan vadeler için de 1 yıllık vade tarifesi uygulanır. 3 aylık tarife için yatırılan paranın %</text:span><text:span text:style-name="T2">1</text:span><text:span text:style-name="T1"> '</text:span><text:span text:style-name="T6">i</text:span><text:span text:style-name="T1">, 6 aylık tarife için %</text:span><text:span text:style-name="T2">4 </text:span><text:span text:style-name="T6">'ü</text:span><text:span text:style-name="T1">, 1 yıl ve daha fazlası için %</text:span><text:span text:style-name="T2">7</text:span><text:span text:style-name="T1"> '</text:span><text:span text:style-name="T2">y</text:span><text:span text:style-name="T1">e varan oranlarda faiz uygulanır. </text:span></text:p>
      <text:p text:style-name="P4"><text:span text:style-name="T3"/></text:p>
      <text:p text:style-name="P5"><text:span text:style-name="T3">K</text:span><text:span text:style-name="T1">redi alabilmek için </text:span><text:span text:style-name="T3">bireyin</text:span><text:span text:style-name="T1"> bankamıza yıllık gelir ve gider bilgilerini sunma</text:span><text:span text:style-name="T3">sı gerekir</text:span><text:span text:style-name="T1">. </text:span><text:span text:style-name="T3">Kişinin </text:span><text:span text:style-name="T1">bankamızdan kredi alabilmesi için </text:span><text:span text:style-name="T3">12</text:span><text:span text:style-name="T1"> milyar yıllık geliri olmalıdır. Ödeme koşulları ise 12, 24 ya da 36 aylık taksitler şeklinde olabilir. </text:span><text:span text:style-name="T2">Aynı zamanda </text:span><text:span text:style-name="T3">kişinin</text:span><text:span text:style-name="T2"> kredi alabilmesi için aldığı krediden daha fazla bedeli olacak kadar malını ipotek ettirmesi gerekir.</text:span><text:span text:style-name="T1"> K</text:span><text:span text:style-name="T3">işi </text:span><text:span text:style-name="T1">bu ödeme koşullarından herhangi birinde 3 ay üst üste ödemede bulunmazsa ipotek ettirdiği mal varlığı</text:span><text:span text:style-name="T2"> için gerekli icra işlemleri başlatılır. </text:span><text:span text:style-name="T3">12</text:span><text:span text:style-name="T2"> milyarlık geliri olan bir şirket için </text:span><text:span text:style-name="T3">10 </text:span><text:span text:style-name="T2"><text:s/>milyar kredi, </text:span><text:span text:style-name="T3">36</text:span><text:span text:style-name="T2"> milyar geliri olan bir şirket için </text:span><text:span text:style-name="T3">30</text:span><text:span text:style-name="T2"> milyar kredi, </text:span><text:span text:style-name="T3">84</text:span><text:span text:style-name="T2"> milyar ve üstü için </text:span><text:span text:style-name="T3">70</text:span><text:span text:style-name="T2"> milyar kredi verilmekted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bru </meta:initial-creator>
    <meta:creation-date>2013-03-11T10:36:04</meta:creation-date>
    <dc:date>2013-03-11T14:41:01</dc:date>
    <dc:creator>ebru </dc:creator>
    <meta:editing-duration>PT45M12S</meta:editing-duration>
    <meta:editing-cycles>5</meta:editing-cycles>
    <meta:generator>LibreOffice/3.6$Linux_X86_64 LibreOffice_project/360m1$Build-2</meta:generator>
    <meta:document-statistic meta:table-count="0" meta:image-count="0" meta:object-count="0" meta:page-count="1" meta:paragraph-count="10" meta:word-count="468" meta:character-count="3166" meta:non-whitespace-character-count="2700"/>
  </office:meta>
</office:document-meta>
</file>